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section text:style-name="Sect1" text:name="Section1">
        <text:p text:style-name="Text_20_body">%#include AL/protocoles/infoProtocole#%</text:p>
        <text:p text:style-name="Text_20_body">%#include AL/protocoles/paiementDirect/infoProtocolePaiementDirect#%</text:p>
        <text:p text:style-name="Text_20_body"/>
      </text:section>
      <text:p text:style-name="Text_20_body">%#include AL/protocoles/paiementDirect/paiementDirectListeDetaille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9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Standard">%#include AL_entete#%</text:p>
      </style:header>
      <style:footer>
        <text:p text:style-name="Footer"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07T14:18:54</meta:creation-date>
    <dc:creator>Julien TSCHAPPAT</dc:creator>
    <dc:date>2011-08-16T09:20:00</dc:date>
    <meta:editing-cycles>57</meta:editing-cycles>
    <meta:editing-duration>PT58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17" meta:character-count="201"/>
  </office:meta>
</office:document-meta>
</file>